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Testing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 GPA and rising</text:span>
						</text:p>
            <text:list text:style-name="edu-list" text:continue-numbering="true">
              <text:list-item>
                <text:p text:style-name="edu-desc">Currently finishing BS in Software Engineering under part-time study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Achieved a 3.80 GPA for all in-person courses (Fall 2021 and later)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before June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Sparked effort to a major API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(RTMP)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Produced 42 unique synth loops using FL Studio 20</text:p>
              </text:list-item>
              <text:list-item>
                <text:p text:style-name="proj-desc">Automated stream paraters using a Python script</text:p>
              </text:list-item>
              <text:list-item>
                <text:p text:style-name="proj-desc">Documentated file sturcture and internal logic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Validated pull requests against CI test framework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2-20 15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